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Doulos SIL" svg:font-family="'Doulos SIL'" style:font-family-generic="roman" style:font-pitch="variable"/>
    <style:font-face style:name="Doulos SIL1" svg:font-family="'Doulos SIL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Myanmar Text" svg:font-family="'Myanmar Text'" style:font-family-generic="system" style:font-pitch="variable"/>
    <style:font-face style:name="Noto Serif Myanmar" svg:font-family="'Noto Serif Myanmar'" style:font-family-generic="roman" style:font-pitch="variable"/>
    <style:font-face style:name="Phake Script" svg:font-family="'Phake Script'" style:font-family-generic="roman" style:font-pitch="variable"/>
    <style:font-face style:name="Phake Script1" svg:font-family="'Phake Script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cm" fo:text-align="center" style:justify-single-word="false" fo:text-indent="-1.27cm" style:auto-text-indent="false"/>
    </style:style>
    <style:style style:name="P2" style:family="paragraph" style:parent-style-name="Standard">
      <style:paragraph-properties fo:margin-left="1.27cm" fo:text-indent="-1.27cm" style:auto-text-indent="false"/>
      <style:text-properties fo:language="en" fo:country="AU"/>
    </style:style>
    <style:style style:name="P3" style:family="paragraph" style:parent-style-name="Standard">
      <style:paragraph-properties>
        <style:tab-stops>
          <style:tab-stop style:position="1.27cm"/>
        </style:tab-stops>
      </style:paragraph-properties>
      <style:text-properties fo:language="en" fo:country="AU"/>
    </style:style>
    <style:style style:name="P4" style:family="paragraph" style:parent-style-name="Standard">
      <style:text-properties fo:language="en" fo:country="AU"/>
    </style:style>
    <style:style style:name="P5" style:family="paragraph" style:parent-style-name="Heading">
      <style:text-properties officeooo:rsid="00039ac7" officeooo:paragraph-rsid="00039ac7"/>
    </style:style>
    <style:style style:name="T1" style:family="text">
      <style:text-properties style:font-name="Arial" fo:font-size="14pt" fo:font-weight="bold" style:font-size-asian="14pt" style:font-weight-asian="bold" style:font-name-complex="Arial1" style:font-weight-complex="bold"/>
    </style:style>
    <style:style style:name="T2" style:family="text">
      <style:text-properties fo:language="en" fo:country="A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x"/>
      </text:sequence-decls>
      <text:p text:style-name="P5" loext:marker-style-name="T1"><text:span text:style-name="T1">Sample</text:span></text:p>
      <text:p text:style-name="P1" loext:marker-style-name="T2"><text:span text:style-name="T2"/></text:p>
      <text:p text:style-name="P2" loext:marker-style-name="T2"/>
      <text:p text:style-name="P3" loext:marker-style-name="T2"/>
      <text:p text:style-name="P4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Doulos SIL" svg:font-family="'Doulos SIL'" style:font-family-generic="roman" style:font-pitch="variable"/>
    <style:font-face style:name="Doulos SIL1" svg:font-family="'Doulos SIL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Myanmar Text" svg:font-family="'Myanmar Text'" style:font-family-generic="system" style:font-pitch="variable"/>
    <style:font-face style:name="Noto Serif Myanmar" svg:font-family="'Noto Serif Myanmar'" style:font-family-generic="roman" style:font-pitch="variable"/>
    <style:font-face style:name="Phake Script" svg:font-family="'Phake Script'" style:font-family-generic="roman" style:font-pitch="variable"/>
    <style:font-face style:name="Phake Script1" svg:font-family="'Phake Script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fals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baseline" style:writing-mode="lr-tb"/>
      <style:text-properties style:font-name="Times New Roman" fo:font-family="'Times New Roman'" style:font-family-generic="roman" style:font-pitch="variable" fo:language="th" fo:country="TH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left="1.27cm" fo:text-align="center" style:justify-single-word="false" fo:text-indent="-1.27cm" style:auto-text-indent="false"/>
      <style:text-properties fo:language="en" fo:country="AU" fo:font-style="italic" style:font-style-asian="italic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PhakeText" style:family="paragraph" style:parent-style-name="Standard">
      <style:paragraph-properties fo:keep-with-next="always"/>
      <style:text-properties fo:language="en" fo:country="AU"/>
    </style:style>
    <style:style style:name="PhakePhonemic" style:family="paragraph" style:parent-style-name="Standard">
      <style:paragraph-properties fo:keep-with-next="always"/>
      <style:text-properties fo:language="en" fo:country="AU"/>
    </style:style>
    <style:style style:name="PhakeGloss" style:family="paragraph" style:parent-style-name="Standard">
      <style:paragraph-properties fo:keep-with-next="always"/>
      <style:text-properties fo:language="en" fo:country="AU"/>
    </style:style>
    <style:style style:name="Translation" style:family="paragraph" style:parent-style-name="Standard">
      <style:paragraph-properties fo:margin-left="1.27cm" fo:keep-with-next="always">
        <style:tab-stops>
          <style:tab-stop style:position="1.27cm"/>
        </style:tab-stops>
      </style:paragraph-properties>
      <style:text-properties fo:language="en" fo:country="AU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hk_5f_font" style:display-name="phk_fon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itle_20_Char" style:display-name="Title Char" style:family="text">
      <style:text-properties fo:font-size="12pt" fo:language="en" fo:country="AU" fo:font-style="italic" style:font-name-asian="Times New Roman1" style:font-family-asian="'Times New Roman'" style:font-family-generic-asian="system" style:font-pitch-asian="variable" style:font-size-asian="12pt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2.54cm" fo:margin-left="0cm" fo:margin-right="0cm" fo:margin-top="2.43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5-30T18:25:00</meta:creation-date>
    <meta:initial-creator>user</meta:initial-creator>
    <dc:language>en-US</dc:language>
    <dc:date>2024-08-24T09:36:27.688422405</dc:date>
    <meta:editing-cycles>6</meta:editing-cycles>
    <meta:editing-duration>PT11M9S</meta:editing-duration>
    <meta:generator>LibreOffice/24.2.5.2$Linux_X86_64 LibreOffice_project/420$Build-2</meta:generator>
    <meta:document-statistic meta:table-count="0" meta:image-count="0" meta:object-count="0" meta:page-count="1" meta:paragraph-count="1" meta:word-count="1" meta:character-count="6" meta:non-whitespace-character-count="6"/>
    <meta:user-defined meta:name="AppVersion">16.0000</meta:user-defined>
    <meta:template xlink:type="simple" xlink:actuate="onRequest" xlink:title="Normal" xlink:href=""/>
  </office:meta>
</office:document-meta>
</file>